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2"/>
    <style:style style:name="ce6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ширина pi</text:p>
          </table:table-cell>
          <table:table-cell office:value-type="string" calcext:value-type="string">
            <text:p>сдвиг в см</text:p>
          </table:table-cell>
          <table:table-cell office:value-type="string" calcext:value-type="string">
            <text:p>фаза</text:p>
          </table:table-cell>
          <table:table-cell office:value-type="string" calcext:value-type="string">
            <text:p>R, Ом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ширина пи, мс</text:p>
          </table:table-cell>
          <table:table-cell office:value-type="string" calcext:value-type="string">
            <text:p>x, мс</text:p>
          </table:table-cell>
          <table:table-cell office:value-type="string" calcext:value-type="string">
            <text:p>фаза</text:p>
          </table:table-cell>
          <table:table-cell office:value-type="string" calcext:value-type="string">
            <text:p>R, Ом</text:p>
          </table:table-cell>
          <table:table-cell/>
          <table:table-cell office:value-type="string" calcext:value-type="string">
            <text:p>ну резонанс = 985 +- 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5" table:formula="of:=3.1415*[.B2]/[.A2]" office:value-type="float" office:value="1.57075" calcext:value-type="float">
            <text:p>1.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318*10/7" office:value-type="float" office:value="454.285714285714" calcext:value-type="float">
            <text:p>454.285714285714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table:style-name="ce5" table:formula="of:=3.1415*[.J2]/[.I2]" office:value-type="float" office:value="1.41675490196078" calcext:value-type="float">
            <text:p>1.4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table:style-name="ce5" table:formula="of:=3.1415*[.B3]/[.A3]" office:value-type="float" office:value="0.604134615384615" calcext:value-type="float">
            <text:p>0.604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table:style-name="ce5" table:formula="of:=3.1415*[.J3]/[.I3]" office:value-type="float" office:value="1.17036274509804" calcext:value-type="float">
            <text:p>1.17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5.5/100" office:value-type="float" office:value="0.055" calcext:value-type="float">
            <text:p>0.055</text:p>
          </table:table-cell>
          <table:table-cell table:style-name="ce5" table:formula="of:=3.1415*[.B4]/[.A4]" office:value-type="float" office:value="0.338789215686274" calcext:value-type="float">
            <text:p>0.339</text:p>
          </table:table-cell>
          <table:table-cell table:formula="of:=[.D3]+450" office:value-type="float" office:value="900" calcext:value-type="float">
            <text:p>90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0.15" calcext:value-type="float">
            <text:p>0.15</text:p>
          </table:table-cell>
          <table:table-cell table:style-name="ce5" table:formula="of:=3.1415*[.J4]/[.I4]" office:value-type="float" office:value="0.923970588235294" calcext:value-type="float">
            <text:p>0.924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7.6/200" office:value-type="float" office:value="0.038" calcext:value-type="float">
            <text:p>0.038</text:p>
          </table:table-cell>
          <table:table-cell table:style-name="ce5" table:formula="of:=3.1415*[.B5]/[.A5]" office:value-type="float" office:value="0.234072549019608" calcext:value-type="float">
            <text:p>0.234</text:p>
          </table:table-cell>
          <table:table-cell table:formula="of:=[.D4]+450" office:value-type="float" office:value="1350" calcext:value-type="float">
            <text:p>135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0.11" calcext:value-type="float">
            <text:p>0.11</text:p>
          </table:table-cell>
          <table:table-cell table:style-name="ce5" table:formula="of:=3.1415*[.J5]/[.I5]" office:value-type="float" office:value="0.677578431372549" calcext:value-type="float">
            <text:p>0.678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table:style-name="ce5" table:formula="of:=3.1415*[.B6]/[.A6]" office:value-type="float" office:value="1.23196078431373" calcext:value-type="float">
            <text:p>1.23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table:style-name="ce5" table:formula="of:=3.1415*[.J6]/[.I6]" office:value-type="float" office:value="0.431186274509804" calcext:value-type="float">
            <text:p>0.431</text:p>
          </table:table-cell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15" calcext:value-type="float">
            <text:p>0.15</text:p>
          </table:table-cell>
          <table:table-cell table:style-name="ce5" table:formula="of:=3.1415*[.B7]/[.A7]" office:value-type="float" office:value="0.923970588235294" calcext:value-type="float">
            <text:p>0.924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0.04" calcext:value-type="float">
            <text:p>0.04</text:p>
          </table:table-cell>
          <table:table-cell table:style-name="ce5" table:formula="of:=3.1415*[.J7]/[.I7]" office:value-type="float" office:value="0.246392156862745" calcext:value-type="float">
            <text:p>0.246</text:p>
          </table:table-cell>
          <table:table-cell office:value-type="float" office:value="11600" calcext:value-type="float">
            <text:p>11600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table:style-name="ce5" table:formula="of:=3.1415*[.B8]/[.A8]" office:value-type="float" office:value="0.123196078431373" calcext:value-type="float">
            <text:p>0.123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4"/>
          <table:table-cell table:formula="of:=1/2/920" office:value-type="float" office:value="0.000543478260869565" calcext:value-type="float">
            <text:p>0.0005434782608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18]/0.1*1000" office:value-type="float" office:value="5.43478260869565" calcext:value-type="float">
            <text:p>5.43478260869565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ширина пи, мс</text:p>
          </table:table-cell>
          <table:table-cell office:value-type="string" calcext:value-type="string">
            <text:p>x, мс</text:p>
          </table:table-cell>
          <table:table-cell table:style-name="Default" office:value-type="string" calcext:value-type="string">
            <text:p>фаза</text:p>
          </table:table-cell>
          <table:table-cell office:value-type="string" calcext:value-type="string">
            <text:p>Nu, гц</text:p>
          </table:table-cell>
          <table:table-cell/>
          <table:table-cell table:style-name="Default" office:value-type="string" calcext:value-type="string">
            <text:p>ширина пи, мс</text:p>
          </table:table-cell>
          <table:table-cell office:value-type="string" calcext:value-type="string">
            <text:p>x, мс</text:p>
          </table:table-cell>
          <table:table-cell table:style-name="Default" office:value-type="string" calcext:value-type="string">
            <text:p>фаза</text:p>
          </table:table-cell>
          <table:table-cell office:value-type="string" calcext:value-type="string">
            <text:p>Nu, гц</text:p>
          </table:table-cell>
          <table:table-cell office:value-type="string" calcext:value-type="string">
            <text:p>R = 100 Ом</text:p>
          </table:table-cell>
        </table:table-row>
        <table:table-row table:style-name="ro1">
          <table:table-cell table:formula="of:=1000/[.D2]/2" office:value-type="float" office:value="0.543478260869565" calcext:value-type="float">
            <text:p>0.543</text:p>
          </table:table-cell>
          <table:table-cell table:formula="of:=-7.5/50" office:value-type="float" office:value="-0.15" calcext:value-type="float">
            <text:p>-0.15</text:p>
          </table:table-cell>
          <table:table-cell table:formula="of:=3.1415*[.B2]/[.A2]" office:value-type="float" office:value="-0.867054" calcext:value-type="float">
            <text:p>-0.867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1000/[.D2]/2" office:value-type="float" office:value="0.543478260869565" calcext:value-type="float">
            <text:p>0.543</text:p>
          </table:table-cell>
          <table:table-cell table:number-columns-repeated="4"/>
        </table:table-row>
        <table:table-row table:style-name="ro1">
          <table:table-cell table:formula="of:=1000/[.D3]/2" office:value-type="float" office:value="0.531914893617021" calcext:value-type="float">
            <text:p>0.532</text:p>
          </table:table-cell>
          <table:table-cell table:formula="of:=-6/50" office:value-type="float" office:value="-0.12" calcext:value-type="float">
            <text:p>-0.12</text:p>
          </table:table-cell>
          <table:table-cell table:formula="of:=3.1415*[.B3]/[.A3]" office:value-type="float" office:value="-0.7087224" calcext:value-type="float">
            <text:p>-0.709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1000/[.D3]/2" office:value-type="float" office:value="0.531914893617021" calcext:value-type="float">
            <text:p>0.532</text:p>
          </table:table-cell>
          <table:table-cell table:formula="of:=-4.8/50" office:value-type="float" office:value="-0.096" calcext:value-type="float">
            <text:p>-0.096</text:p>
          </table:table-cell>
          <table:table-cell table:formula="of:=3.1415*[.G3]/[.F3]" office:value-type="float" office:value="-0.56697792" calcext:value-type="float">
            <text:p>-0.567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table:formula="of:=1000/[.D4]/2" office:value-type="float" office:value="0.520833333333333" calcext:value-type="float">
            <text:p>0.521</text:p>
          </table:table-cell>
          <table:table-cell table:formula="of:=-6.7/100" office:value-type="float" office:value="-0.067" calcext:value-type="float">
            <text:p>-0.067</text:p>
          </table:table-cell>
          <table:table-cell table:formula="of:=3.1415*[.B4]/[.A4]" office:value-type="float" office:value="-0.40412256" calcext:value-type="float">
            <text:p>-0.404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1000/[.D4]/2" office:value-type="float" office:value="0.520833333333333" calcext:value-type="float">
            <text:p>0.521</text:p>
          </table:table-cell>
          <table:table-cell table:number-columns-repeated="4"/>
        </table:table-row>
        <table:table-row table:style-name="ro1">
          <table:table-cell table:formula="of:=1000/[.D5]/2" office:value-type="float" office:value="0.515463917525773" calcext:value-type="float">
            <text:p>0.515</text:p>
          </table:table-cell>
          <table:table-cell table:formula="of:=-5/100" office:value-type="float" office:value="-0.05" calcext:value-type="float">
            <text:p>-0.05</text:p>
          </table:table-cell>
          <table:table-cell table:formula="of:=3.1415*[.B5]/[.A5]" office:value-type="float" office:value="-0.3047255" calcext:value-type="float">
            <text:p>-0.305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1000/[.D5]/2" office:value-type="float" office:value="0.515463917525773" calcext:value-type="float">
            <text:p>0.515</text:p>
          </table:table-cell>
          <table:table-cell table:formula="of:=-7.1/100" office:value-type="float" office:value="-0.071" calcext:value-type="float">
            <text:p>-0.071</text:p>
          </table:table-cell>
          <table:table-cell table:formula="of:=3.1415*[.G5]/[.F5]" office:value-type="float" office:value="-0.43271021" calcext:value-type="float">
            <text:p>-0.433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table:formula="of:=1000/[.D6]/2" office:value-type="float" office:value="0.510204081632653" calcext:value-type="float">
            <text:p>0.510</text:p>
          </table:table-cell>
          <table:table-cell table:formula="of:=-8.1/200" office:value-type="float" office:value="-0.0405" calcext:value-type="float">
            <text:p>-0.0405</text:p>
          </table:table-cell>
          <table:table-cell table:formula="of:=3.1415*[.B6]/[.A6]" office:value-type="float" office:value="-0.24937227" calcext:value-type="float">
            <text:p>-0.249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1000/[.D6]/2" office:value-type="float" office:value="0.510204081632653" calcext:value-type="float">
            <text:p>0.510</text:p>
          </table:table-cell>
          <table:table-cell table:formula="of:=-8.2/200" office:value-type="float" office:value="-0.041" calcext:value-type="float">
            <text:p>-0.041</text:p>
          </table:table-cell>
          <table:table-cell table:formula="of:=3.1415*[.G6]/[.F6]" office:value-type="float" office:value="-0.25245094" calcext:value-type="float">
            <text:p>-0.252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table:formula="of:=1000/[.D7]/2" office:value-type="float" office:value="0.507614213197969" calcext:value-type="float">
            <text:p>0.508</text:p>
          </table:table-cell>
          <table:table-cell table:formula="of:=-3.8/200" office:value-type="float" office:value="-0.019" calcext:value-type="float">
            <text:p>-0.019</text:p>
          </table:table-cell>
          <table:table-cell table:formula="of:=3.1415*[.B7]/[.A7]" office:value-type="float" office:value="-0.117586345" calcext:value-type="float">
            <text:p>-0.118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1000/[.D7]/2" office:value-type="float" office:value="0.507614213197969" calcext:value-type="float">
            <text:p>0.508</text:p>
          </table:table-cell>
          <table:table-cell table:formula="of:=-5.5/200" office:value-type="float" office:value="-0.0275" calcext:value-type="float">
            <text:p>-0.0275</text:p>
          </table:table-cell>
          <table:table-cell table:formula="of:=3.1415*[.G7]/[.F7]" office:value-type="float" office:value="-0.1701907625" calcext:value-type="float">
            <text:p>-0.170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table:formula="of:=1000/[.D8]/2" office:value-type="float" office:value="0.505050505050505" calcext:value-type="float">
            <text:p>0.505</text:p>
          </table:table-cell>
          <table:table-cell table:formula="of:=-4.2/500" office:value-type="float" office:value="-0.0084" calcext:value-type="float">
            <text:p>-0.0084</text:p>
          </table:table-cell>
          <table:table-cell table:formula="of:=3.1415*[.B8]/[.A8]" office:value-type="float" office:value="-0.052249428" calcext:value-type="float">
            <text:p>-0.052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1000/[.D8]/2" office:value-type="float" office:value="0.505050505050505" calcext:value-type="float">
            <text:p>0.505</text:p>
          </table:table-cell>
          <table:table-cell table:formula="of:=-3.9/200" office:value-type="float" office:value="-0.0195" calcext:value-type="float">
            <text:p>-0.0195</text:p>
          </table:table-cell>
          <table:table-cell table:formula="of:=3.1415*[.G8]/[.F8]" office:value-type="float" office:value="-0.121293315" calcext:value-type="float">
            <text:p>-0.121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table:formula="of:=1000/[.D9]/2" office:value-type="float" office:value="0.5" calcext:value-type="float">
            <text:p>0.500</text:p>
          </table:table-cell>
          <table:table-cell table:formula="of:=7.9/500" office:value-type="float" office:value="0.0158" calcext:value-type="float">
            <text:p>0.0158</text:p>
          </table:table-cell>
          <table:table-cell table:formula="of:=3.1415*[.B9]/[.A9]" office:value-type="float" office:value="0.0992714" calcext:value-type="float">
            <text:p>0.099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1000/[.D9]/2" office:value-type="float" office:value="0.5" calcext:value-type="float">
            <text:p>0.500</text:p>
          </table:table-cell>
          <table:table-cell table:formula="of:=3/1000" office:value-type="float" office:value="0.003" calcext:value-type="float">
            <text:p>0.003</text:p>
          </table:table-cell>
          <table:table-cell table:formula="of:=3.1415*[.G9]/[.F9]" office:value-type="float" office:value="0.018849" calcext:value-type="float">
            <text:p>0.01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formula="of:=1000/[.D10]/2" office:value-type="float" office:value="0.495049504950495" calcext:value-type="float">
            <text:p>0.495</text:p>
          </table:table-cell>
          <table:table-cell table:formula="of:=3.5/100" office:value-type="float" office:value="0.035" calcext:value-type="float">
            <text:p>0.035</text:p>
          </table:table-cell>
          <table:table-cell table:formula="of:=3.1415*[.B10]/[.A10]" office:value-type="float" office:value="0.22210405" calcext:value-type="float">
            <text:p>0.222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1000/[.D10]/2" office:value-type="float" office:value="0.495049504950495" calcext:value-type="float">
            <text:p>0.495</text:p>
          </table:table-cell>
          <table:table-cell table:formula="of:=4/200" office:value-type="float" office:value="0.02" calcext:value-type="float">
            <text:p>0.02</text:p>
          </table:table-cell>
          <table:table-cell table:formula="of:=3.1415*[.G10]/[.F10]" office:value-type="float" office:value="0.1269166" calcext:value-type="float">
            <text:p>0.127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table:formula="of:=1000/[.D11]/2" office:value-type="float" office:value="0.490196078431373" calcext:value-type="float">
            <text:p>0.490</text:p>
          </table:table-cell>
          <table:table-cell table:formula="of:=5.3/100" office:value-type="float" office:value="0.053" calcext:value-type="float">
            <text:p>0.053</text:p>
          </table:table-cell>
          <table:table-cell table:formula="of:=3.1415*[.B11]/[.A11]" office:value-type="float" office:value="0.33965898" calcext:value-type="float">
            <text:p>0.340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1000/[.D11]/2" office:value-type="float" office:value="0.490196078431373" calcext:value-type="float">
            <text:p>0.490</text:p>
          </table:table-cell>
          <table:table-cell table:number-columns-repeated="4"/>
        </table:table-row>
        <table:table-row table:style-name="ro1">
          <table:table-cell table:formula="of:=1000/[.D12]/2" office:value-type="float" office:value="0.480769230769231" calcext:value-type="float">
            <text:p>0.481</text:p>
          </table:table-cell>
          <table:table-cell table:formula="of:=7.8/100" office:value-type="float" office:value="0.078" calcext:value-type="float">
            <text:p>0.078</text:p>
          </table:table-cell>
          <table:table-cell table:formula="of:=3.1415*[.B12]/[.A12]" office:value-type="float" office:value="0.50967696" calcext:value-type="float">
            <text:p>0.510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1000/[.D12]/2" office:value-type="float" office:value="0.480769230769231" calcext:value-type="float">
            <text:p>0.481</text:p>
          </table:table-cell>
          <table:table-cell table:formula="of:=5.9/100" office:value-type="float" office:value="0.059" calcext:value-type="float">
            <text:p>0.059</text:p>
          </table:table-cell>
          <table:table-cell table:formula="of:=3.1415*[.G12]/[.F12]" office:value-type="float" office:value="0.38552488" calcext:value-type="float">
            <text:p>0.386</text:p>
          </table:table-cell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table:formula="of:=1000/[.D13]/2" office:value-type="float" office:value="0.467289719626168" calcext:value-type="float">
            <text:p>0.467</text:p>
          </table:table-cell>
          <table:table-cell table:formula="of:=5.15/50" office:value-type="float" office:value="0.103" calcext:value-type="float">
            <text:p>0.103</text:p>
          </table:table-cell>
          <table:table-cell table:formula="of:=3.1415*[.B13]/[.A13]" office:value-type="float" office:value="0.69244943" calcext:value-type="float">
            <text:p>0.69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1000/[.D13]/2" office:value-type="float" office:value="0.467289719626168" calcext:value-type="float">
            <text:p>0.467</text:p>
          </table:table-cell>
          <table:table-cell table:number-columns-repeated="4"/>
        </table:table-row>
        <table:table-row table:style-name="ro1">
          <table:table-cell table:formula="of:=1000/[.D14]/2" office:value-type="float" office:value="0.454545454545455" calcext:value-type="float">
            <text:p>0.455</text:p>
          </table:table-cell>
          <table:table-cell table:formula="of:=5.9/50" office:value-type="float" office:value="0.118" calcext:value-type="float">
            <text:p>0.118</text:p>
          </table:table-cell>
          <table:table-cell table:formula="of:=3.1415*[.B14]/[.A14]" office:value-type="float" office:value="0.8155334" calcext:value-type="float">
            <text:p>0.816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1000/[.D14]/2" office:value-type="float" office:value="0.454545454545455" calcext:value-type="float">
            <text:p>0.455</text:p>
          </table:table-cell>
          <table:table-cell table:formula="of:=5.15/50" office:value-type="float" office:value="0.103" calcext:value-type="float">
            <text:p>0.103</text:p>
          </table:table-cell>
          <table:table-cell table:formula="of:=3.1415*[.G14]/[.F14]" office:value-type="float" office:value="0.7118639" calcext:value-type="float">
            <text:p>0.712</text:p>
          </table:table-cell>
          <table:table-cell office:value-type="float" office:value="1100" calcext:value-type="float">
            <text:p>1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22:04:37.442265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4:17:42.294195193</meta:creation-date>
    <dc:date>2022-11-16T23:54:47.620360864</dc:date>
    <meta:editing-duration>PT1H47M25S</meta:editing-duration>
    <meta:editing-cycles>5</meta:editing-cycles>
    <meta:generator>LibreOffice/6.4.7.2$Linux_X86_64 LibreOffice_project/40$Build-2</meta:generator>
    <meta:document-statistic meta:table-count="2" meta:cell-count="167" meta:object-count="0"/>
  </office:meta>
</office:document-meta>
</file>